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1._20_needyPacket42">
      <style:table-properties table:display="true" style:writing-mode="lr-tb"/>
    </style:style>
    <style:style style:name="ta2" style:family="table" style:master-page-name="PageStyle_5f_2._20_waves20">
      <style:table-properties table:display="true" style:writing-mode="lr-tb"/>
    </style:style>
    <style:style style:name="ta3" style:family="table" style:master-page-name="PageStyle_5f_3._20_freePackage40">
      <style:table-properties table:display="true" style:writing-mode="lr-tb"/>
    </style:style>
    <style:style style:name="ta4" style:family="table" style:master-page-name="PageStyle_5f_4._20_myStudy33">
      <style:table-properties table:display="true" style:writing-mode="lr-tb"/>
    </style:style>
    <style:style style:name="ta5" style:family="table" style:master-page-name="PageStyle_5f_5._20_theAssignment50">
      <style:table-properties table:display="true" style:writing-mode="lr-tb"/>
    </style:style>
    <style:style style:name="ta6" style:family="table" style:master-page-name="PageStyle_5f_6._20_towerClock45">
      <style:table-properties table:display="true" style:writing-mode="lr-tb"/>
    </style:style>
    <style:style style:name="ta7" style:family="table" style:master-page-name="PageStyle_5f_7._20_inspirationalYear70">
      <style:table-properties table:display="true" style:writing-mode="lr-tb"/>
    </style:style>
    <style:style style:name="ta8" style:family="table" style:master-page-name="PageStyle_5f_8._20_binaryLizard49">
      <style:table-properties table:display="true" style:writing-mode="lr-tb"/>
    </style:style>
    <style:style style:name="ta9" style:family="table" style:master-page-name="PageStyle_5f_9._20_objectParadise50">
      <style:table-properties table:display="true" style:writing-mode="lr-tb"/>
    </style:style>
    <style:style style:name="ta10" style:family="table" style:master-page-name="PageStyle_5f_26._20_cashPack3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1" table:number-columns-repeated="6"/>
          <table:table-cell table:style-name="ce3" office:value-type="string" calcext:value-type="string">
            <text:p>iDoNotNeedAnyHelp71</text:p>
          </table:table-cell>
          <table:table-cell table:style-name="ce11" table:number-columns-repeated="6"/>
          <table:table-cell table:style-name="ce3" office:value-type="string" calcext:value-type="string">
            <text:p>noneOtherThanFood70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pha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star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r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anteen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hom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mplex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fessio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s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istanc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il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tyl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nag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cor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equenc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s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ook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grey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rochur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l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glossary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help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har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ock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oath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aso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rus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enlis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d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teres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actic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ocus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ensio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riangl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xis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delta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ew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e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ci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had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con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ss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ketch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t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wicke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aves20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audio19</text:p>
          </table:table-cell>
          <table:table-cell table:style-name="ce11" table:number-columns-repeated="6"/>
          <table:table-cell table:style-name="ce3" office:value-type="string" calcext:value-type="string">
            <text:p>visual25</text:p>
          </table:table-cell>
          <table:table-cell table:style-name="ce11" table:number-columns-repeated="6"/>
          <table:table-cell table:style-name="ce3" office:value-type="string" calcext:value-type="string">
            <text:p>entertainment48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Transform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eserv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ogress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Dressing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ictur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arketpla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lody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Film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dia Centr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inematograph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nte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tudio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co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Bulleti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d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ubbing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esentation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ire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eremony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er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cep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Librar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hartbuster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onferen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ration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railer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elemarketing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ess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roadcas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umentary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dministratio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eenhous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ythology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ntertainm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ilming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rama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ederation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Regulato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Premier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metr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ssignmen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reator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ilm Star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heatr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eatur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lmse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ursion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unc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hotograph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tereoscopic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urround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nimation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urriculum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asspor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gional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oncer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corum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National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tist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fantr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piso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pository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Pantry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cademia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on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ose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logg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any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oreograph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orror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cademy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vi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ntemporar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cience Fiction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Opera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Heritag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Dynas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Palac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world26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reePackage40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hotonegativeThreshold85</text:p>
          </table:table-cell>
          <table:table-cell table:style-name="ce11" table:number-columns-repeated="6"/>
          <table:table-cell table:style-name="ce3" office:value-type="string" calcext:value-type="string">
            <text:p>electromagnetShot67</text:p>
          </table:table-cell>
          <table:table-cell table:style-name="ce11" table:number-columns-repeated="6"/>
          <table:table-cell table:style-name="ce3" office:value-type="string" calcext:value-type="string">
            <text:p>neutrinoRotation6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oil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acid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bas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u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olar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lat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i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wind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environmen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-stream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uranium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r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o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an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nd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us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ill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ak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ligh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wood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oi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ountain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i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buck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etroleum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ud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atellite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id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id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ai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dib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nnel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r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oultry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nim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ai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kerosen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omputer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litr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agne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p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usic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nc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yr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ai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rai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oa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adio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lastic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rcury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ilicon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ire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ri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mp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ulle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heel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gravel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ilament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ight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tadium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noteboo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allet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enci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xid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lithium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plutonium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troge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ydroge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hakra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tat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latform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up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catho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ano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prob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ucleiMind42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yStudy33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us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redi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bi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wait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dit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ki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quit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purchas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us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verbos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theAssignment50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towerClock45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tring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ik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ring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si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iend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ibling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wiza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hashtag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opaqu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luster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agmatic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inter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ynth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teel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knob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quation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olu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biolog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integrate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raphit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nonical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ubjec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onte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uff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odal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formula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ntrol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ortabl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mediat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retail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imultaneous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essage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eiling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gateway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olera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zebra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olarity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launch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itan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bbrevia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omicil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tabase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rotoco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inspec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amplitude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uniform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iese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etwork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aple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gr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ridge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abit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behaviou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vapou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stitut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sktop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marin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quadratic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ross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i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decibe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bine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reebi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iny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p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umm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object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inspirationalYear70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cohol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ethan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tmus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lankto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yru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verag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ligio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trin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chnology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aneuver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operat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formation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volv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evelop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ssenti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pproximat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ancti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fenc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num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rtgag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ques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reaty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eta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mphasis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ply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peec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dventur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e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rameter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zero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ipe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ur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binaryLizard49" table:style-name="ta8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54" office:value-type="string" calcext:value-type="string">
            <text:p>360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anspos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ultimedia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dumbbel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uma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anvas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gender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lut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hehnai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eau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objectParadise50" table:style-name="ta9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5"/>
          <table:table-cell table:style-name="ce56"/>
          <table:table-cell table:style-name="ce55" table:number-columns-repeated="21"/>
          <table:table-cell table:number-columns-repeated="1001"/>
        </table:table-row>
        <table:table-row table:style-name="ro1">
          <table:table-cell table:style-name="ce55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BS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NA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LCM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HCF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sultan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1" table:number-columns-repeated="21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6. cashPack31" table:style-name="ta10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7"/>
          <table:table-cell table:style-name="ce58"/>
          <table:table-cell table:style-name="ce57" table:number-columns-repeated="21"/>
          <table:table-cell table:number-columns-repeated="1001"/>
        </table:table-row>
        <table:table-row table:style-name="ro1">
          <table:table-cell table:style-name="ce57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1" table:number-columns-repeated="21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needyPacket42" style:display-name="PageStyle_1. needyPacket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aves20" style:display-name="PageStyle_2. waves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freePackage40" style:display-name="PageStyle_3. freePackage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myStudy33" style:display-name="PageStyle_4. myStudy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theAssignment50" style:display-name="PageStyle_5. theAssignment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towerClock45" style:display-name="PageStyle_6. towerClock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inspirationalYear70" style:display-name="PageStyle_7. inspirationalYear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binaryLizard49" style:display-name="PageStyle_8. binaryLizard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_20_objectParadise50" style:display-name="PageStyle_9. objectParadise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_20_cashPack31" style:display-name="PageStyle_26. 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7065" meta:object-count="0"/>
    <meta:generator>LibreOfficeDev/6.0.5.2$Linux_X86_64 LibreOffice_project/</meta:generator>
  </office:meta>
</office:document-meta>
</file>